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1 </text:p>
      <text:p text:style-name="P1">Prasanna Natarajan</text:p>
      <text:p text:style-name="P1">1410110298</text:p>
      <text:p text:style-name="Standard"/>
      <text:p text:style-name="Standard">Lab1.c </text:p>
      <text:p text:style-name="Standard">/*</text:p>
      <text:p text:style-name="Standard">Name: Prasanna Natarajan</text:p>
      <text:p text:style-name="Standard">Roll No.: 1410110298</text:p>
      <text:p text:style-name="Standard">Description: Reads files to perform a linear search on the given key and outputs the time taken for doing so.</text:p>
      <text:p text:style-name="Standard">*/</text:p>
      <text:p text:style-name="Standard"></text:p>
      <text:p text:style-name="Standard">#include&lt;stdio.h&gt;</text:p>
      <text:p text:style-name="Standard">#include&lt;math.h&gt;</text:p>
      <text:p text:style-name="Standard">#include&lt;time.h&gt;</text:p>
      <text:p text:style-name="Standard"></text:p>
      <text:p text:style-name="Standard">int main(){</text:p>
      <text:p text:style-name="Standard"></text:p>
      <text:p text:style-name="Standard"><text:tab/>FILE *fp1,*fp2,*fp3,*fp4;</text:p>
      <text:p text:style-name="Standard"><text:tab/>fp1 = fopen("1.txt","r");</text:p>
      <text:p text:style-name="Standard"><text:tab/>fp2 = fopen("2.txt","r");</text:p>
      <text:p text:style-name="Standard"><text:tab/>fp3 = fopen("3.txt","r");</text:p>
      <text:p text:style-name="Standard"><text:tab/>fp4 = fopen("4.txt","r");</text:p>
      <text:p text:style-name="Standard"><text:tab/></text:p>
      <text:p text:style-name="Standard"><text:tab/></text:p>
      <text:p text:style-name="Standard"><text:tab/>int i = 0,j=0;</text:p>
      <text:p text:style-name="Standard"><text:tab/>int k,search;</text:p>
      <text:p text:style-name="Standard"><text:tab/>int n = pow(10,6);</text:p>
      <text:p text:style-name="Standard"><text:tab/></text:p>
      <text:p text:style-name="Standard"><text:tab/>for(i=0;i&lt;3;i++){</text:p>
      <text:p text:style-name="Standard"><text:tab/><text:tab/>printf("Enter input %d: ",i);</text:p>
      <text:p text:style-name="Standard"><text:tab/><text:tab/>scanf("%d",&amp;k);</text:p>
      <text:p text:style-name="Standard"><text:tab/><text:tab/></text:p>
      <text:p text:style-name="Standard"><text:tab/><text:tab/>clock_t begin = clock();</text:p>
      <text:p text:style-name="Standard"><text:tab/><text:tab/>for(j=0;j&lt;n;j++){</text:p>
      <text:p text:style-name="Standard"><text:tab/><text:tab/><text:tab/>fscanf(fp1,"%d",&amp;search); // change file pointer here to change files</text:p>
      <text:p text:style-name="Standard"><text:tab/><text:tab/><text:tab/>if(k==search){</text:p>
      <text:p text:style-name="Standard"><text:tab/><text:tab/><text:tab/><text:tab/>printf("The index is: %d\n",j);</text:p>
      <text:p text:style-name="Standard"><text:tab/><text:tab/><text:tab/><text:tab/>break;</text:p>
      <text:p text:style-name="Standard"><text:tab/><text:tab/><text:tab/>}</text:p>
      <text:p text:style-name="Standard"><text:tab/><text:tab/><text:tab/><text:tab/></text:p>
      <text:p text:style-name="Standard"><text:tab/><text:tab/>}</text:p>
      <text:p text:style-name="Standard"><text:tab/><text:tab/>clock_t end = clock();</text:p>
      <text:p text:style-name="Standard"><text:tab/><text:tab/>double time_spent = (double)(end-begin)/CLOCKS_PER_SEC;</text:p>
      <text:p text:style-name="Standard"><text:tab/><text:tab/>printf("Time for execution of %dth input = %lf\n",i,time_spent);</text:p>
      <text:p text:style-name="Standard"><text:tab/>}</text:p>
      <text:p text:style-name="Standard"><text:tab/></text:p>
      <text:p text:style-name="Standard"></text:p>
      <text:p text:style-name="Standard"><text:tab/>return 0;</text:p>
      <text:p text:style-name="Standard">}</text:p>
      <text:p text:style-name="Standard"/>
      <text:p text:style-name="Standard"/>
      <text:p text:style-name="Standard"><text:soft-page-break/>fillUpFiles.c</text:p>
      <text:p text:style-name="Standard">/*</text:p>
      <text:p text:style-name="Standard">Name: Prasanna Natarajan</text:p>
      <text:p text:style-name="Standard">Roll No.: 1410110298</text:p>
      <text:p text:style-name="Standard">Description: Writes into 4 files a particular seqeunce of numbers as per the lab instructions.</text:p>
      <text:p text:style-name="Standard">*/</text:p>
      <text:p text:style-name="Standard"></text:p>
      <text:p text:style-name="Standard">#include&lt;stdio.h&gt;</text:p>
      <text:p text:style-name="Standard">#include&lt;math.h&gt;</text:p>
      <text:p text:style-name="Standard">#include&lt;time.h&gt;</text:p>
      <text:p text:style-name="Standard"></text:p>
      <text:p text:style-name="Standard">int main(){</text:p>
      <text:p text:style-name="Standard"><text:tab/>srand(time(NULL));</text:p>
      <text:p text:style-name="Standard"><text:tab/>FILE *fp1,*fp2,*fp3,*fp4;</text:p>
      <text:p text:style-name="Standard"><text:tab/>fp1 = fopen("1.txt","w");</text:p>
      <text:p text:style-name="Standard"><text:tab/>fp2 = fopen("2.txt","w");</text:p>
      <text:p text:style-name="Standard"><text:tab/>fp3 = fopen("3.txt","w");</text:p>
      <text:p text:style-name="Standard"><text:tab/>fp4 = fopen("4.txt","w");</text:p>
      <text:p text:style-name="Standard"><text:tab/>printf("Enter the number of inputs");</text:p>
      <text:p text:style-name="Standard"><text:tab/>long long n = pow(10,6);</text:p>
      <text:p text:style-name="Standard"><text:tab/>int i = 1,j = 1;</text:p>
      <text:p text:style-name="Standard"/>
      <text:p text:style-name="Standard"><text:tab/>// filling the first text file with numbers in ascending order</text:p>
      <text:p text:style-name="Standard"><text:tab/>for(i=1;i&lt;=(n/1000);i++){</text:p>
      <text:p text:style-name="Standard"><text:tab/><text:tab/>for(j=1;j&lt;=1000;j++){</text:p>
      <text:p text:style-name="Standard"><text:tab/><text:tab/><text:tab/>fprintf(fp1,"%d ",i);</text:p>
      <text:p text:style-name="Standard"><text:tab/><text:tab/>}<text:tab/></text:p>
      <text:p text:style-name="Standard"><text:tab/>}</text:p>
      <text:p text:style-name="Standard"><text:tab/></text:p>
      <text:p text:style-name="Standard"><text:tab/>// filling the second text file with numbers in decending order</text:p>
      <text:p text:style-name="Standard"><text:tab/>for(i=1;i&lt;=(n/1000);i++){</text:p>
      <text:p text:style-name="Standard"><text:tab/><text:tab/>for(j=1;j&lt;=1000;j++){</text:p>
      <text:p text:style-name="Standard"><text:tab/><text:tab/><text:tab/>fprintf(fp2,"%d ",1001-i);</text:p>
      <text:p text:style-name="Standard"><text:tab/><text:tab/>}<text:tab/></text:p>
      <text:p text:style-name="Standard"><text:tab/>}</text:p>
      <text:p text:style-name="Standard"><text:tab/></text:p>
      <text:p text:style-name="Standard"><text:tab/>// filling the third text file with numbers in random order</text:p>
      <text:p text:style-name="Standard"><text:tab/>for(i=1;i&lt;=(n/1000);i++){</text:p>
      <text:p text:style-name="Standard"><text:tab/><text:tab/>for(j=1;j&lt;=1000;j++){</text:p>
      <text:p text:style-name="Standard"><text:tab/><text:tab/><text:tab/>fprintf(fp2,"%d ",(rand()+1)%1001);</text:p>
      <text:p text:style-name="Standard"><text:tab/><text:tab/>}<text:tab/></text:p>
      <text:p text:style-name="Standard"><text:tab/>}</text:p>
      <text:p text:style-name="Standard"><text:tab/></text:p>
      <text:p text:style-name="Standard"><text:tab/>//filling the fourth text file with numbers in random order with range 10^6,10^9)</text:p>
      <text:p text:style-name="Standard"><text:tab/>for(i=1;i&lt;=(n/1000);i++){</text:p>
      <text:p text:style-name="Standard"><text:tab/><text:tab/>for(j=1;j&lt;=1000;j++){</text:p>
      <text:p text:style-name="Standard"><text:tab/><text:tab/><text:tab/>fprintf(fp2,"%d ",(int)(rand()+pow(10,6))%(int)pow(10,9));</text:p>
      <text:p text:style-name="Standard"><text:tab/><text:tab/>}<text:tab/></text:p>
      <text:p text:style-name="Standard"><text:tab/>}</text:p>
      <text:p text:style-name="Standard"></text:p>
      <text:p text:style-name="Standard"><text:tab/>return 0;</text:p>
      <text:p text:style-name="Standard">}</text:p>
      <text:p text:style-name="Standard"><text:soft-page-break/></text:p>
      <text:p text:style-name="Standard"><text:span text:style-name="T1"/></text:p>
      <text:p text:style-name="Standard"><text:span text:style-name="T1">Table for time analysis:</text:span></text:p>
      <text:p text:style-name="Standard"><draw:frame draw:style-name="fr1" draw:name="Object1" text:anchor-type="paragraph" svg:width="13.548cm" svg:height="2.136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ELAB02-14 </meta:initial-creator>
    <meta:creation-date>2017-01-11T17:29:33</meta:creation-date>
    <dc:date>2017-01-11T17:41:27</dc:date>
    <dc:creator>CSELAB02-14 </dc:creator>
    <meta:editing-duration>PT8M50S</meta:editing-duration>
    <meta:editing-cycles>5</meta:editing-cycles>
    <meta:generator>LibreOffice/3.5$Linux_x86 LibreOffice_project/350m1$Build-2</meta:generator>
    <meta:document-statistic meta:table-count="0" meta:image-count="0" meta:object-count="1" meta:page-count="3" meta:paragraph-count="100" meta:word-count="247" meta:character-count="2073" meta:non-whitespace-character-count="170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Key</text:p>
          </table:table-cell>
        </table:table-row>
        <table:table-row table:style-name="ro1">
          <table:table-cell/>
          <table:table-cell office:value-type="string">
            <text:p>10^6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41">
            <text:p>0.41</text:p>
          </table:table-cell>
          <table:table-cell office:value-type="string">
            <text:p>Ra</text:p>
          </table:table-cell>
        </table:table-row>
        <table:table-row table:style-name="ro1">
          <table:table-cell/>
          <table:table-cell office:value-type="string">
            <text:p>10^6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42">
            <text:p>0.42</text:p>
          </table:table-cell>
          <table:table-cell office:value-type="float" office:value="0.4">
            <text:p>0.4</text:p>
          </table:table-cell>
          <table:table-cell office:value-type="string">
            <text:p>Rb</text:p>
          </table:table-cell>
        </table:table-row>
        <table:table-row table:style-name="ro1">
          <table:table-cell/>
          <table:table-cell office:value-type="string">
            <text:p>10^6</text:p>
          </table:table-cell>
          <table:table-cell office:value-type="float" office:value="0.43">
            <text:p>0.43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 office:value-type="float" office:value="0.43">
            <text:p>0.43</text:p>
          </table:table-cell>
          <table:table-cell office:value-type="string">
            <text:p>random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